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1dc49d" officeooo:paragraph-rsid="001dc49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italic" fo:font-weight="normal" officeooo:rsid="001dc49d" officeooo:paragraph-rsid="001dc49d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fo:font-style="normal" fo:font-weight="normal" officeooo:rsid="001f6cfc" officeooo:paragraph-rsid="001f6cfc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fo:font-style="normal" fo:font-weight="normal" officeooo:rsid="002018d4" officeooo:paragraph-rsid="002018d4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fo:font-style="normal" fo:font-weight="normal" officeooo:rsid="0020a632" officeooo:paragraph-rsid="0020a632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fo:font-weight="normal" officeooo:rsid="002161ee" officeooo:paragraph-rsid="002161ee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text-properties fo:font-style="normal" fo:font-weight="normal" officeooo:rsid="002333e1" officeooo:paragraph-rsid="002333e1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font-style="normal" fo:font-weight="normal" officeooo:rsid="002333e1" officeooo:paragraph-rsid="002333e1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normal" fo:font-weight="normal" officeooo:rsid="00250b36" officeooo:paragraph-rsid="00250b36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fo:font-style="normal" fo:font-weight="normal" officeooo:rsid="00254a01" officeooo:paragraph-rsid="00254a0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dc49d" officeooo:paragraph-rsid="001dc49d" style:font-style-asian="normal" style:font-weight-asian="bold" style:font-style-complex="normal" style:font-weight-complex="bold"/>
    </style:style>
    <style:style style:name="T1" style:family="text">
      <style:text-properties officeooo:rsid="001dc49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33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for <text:span text:style-name="T1">GP</text:span></text:p>
      <text:p text:style-name="P4">Make entries here as they come up in the practise.</text:p>
      <text:p text:style-name="P2"/>
      <text:p text:style-name="P3">Men’s health</text:p>
      <text:list xml:id="list463266" text:style-name="L1">
        <text:list-item>
          <text:p text:style-name="P5">Urogenital</text:p>
          <text:list>
            <text:list-item>
              <text:p text:style-name="P5">Prostate-related presentations</text:p>
              <text:list>
                <text:list-item>
                  <text:p text:style-name="P5">Prostate screening: <text:span text:style-name="T2">be able to counsel a patient about benefits/ risk of PSA screening for low risk/ high risk individuals.</text:span>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3"/>
      <text:p text:style-name="P3">Women’s health</text:p>
      <text:p text:style-name="P3"/>
      <text:p text:style-name="P3">Mental health</text:p>
      <text:p text:style-name="P3"/>
      <text:p text:style-name="P3">Children’s health</text:p>
      <text:p text:style-name="P3"/>
      <text:p text:style-name="P3">Health prevention</text:p>
      <text:list xml:id="list278835363" text:style-name="L3">
        <text:list-item>
          <text:p text:style-name="P10">Vaccinations</text:p>
          <text:list>
            <text:list-item>
              <text:p text:style-name="P12">Counselling a patient on receiving vaccinations</text:p>
            </text:list-item>
            <text:list-item>
              <text:p text:style-name="P11">Vaccinations during life</text:p>
              <text:list>
                <text:list-item>
                  <text:p text:style-name="P11">What vaccinations are recommended during childhood, and for old age populations</text:p>
                </text:list-item>
              </text:list>
            </text:list-item>
            <text:list-item>
              <text:p text:style-name="P10">Traveller’s vaccinations</text:p>
              <text:list>
                <text:list-item>
                  <text:p text:style-name="P10">Understand which vaccinations are recommended for travellers, and take an appropriate history to determine what vaccinations are required</text:p>
                </text:list-item>
              </text:list>
            </text:list-item>
          </text:list>
        </text:list-item>
      </text:list>
      <text:list xml:id="list2057578910" text:style-name="L2">
        <text:list-item>
          <text:p text:style-name="P6">Cancer screening</text:p>
          <text:list>
            <text:list-item>
              <text:p text:style-name="P7">Know the screening protocols behind <text:span text:style-name="T3">(what patient groups qualify for each screening stream, and how the screening procedures differ depending on the degree of risk)</text:span></text:p>
              <text:list>
                <text:list-item>
                  <text:p text:style-name="P7">Prostate Cancer screening</text:p>
                </text:list-item>
                <text:list-item>
                  <text:p text:style-name="P9">Cervical screening</text:p>
                </text:list-item>
                <text:list-item>
                  <text:p text:style-name="P7">Breast screening</text:p>
                </text:list-item>
                <text:list-item>
                  <text:p text:style-name="P7">Testicular cancer screening</text:p>
                </text:list-item>
                <text:list-item>
                  <text:p text:style-name="P7">Colorectal cancer screening</text:p>
                </text:list-item>
                <text:list-item>
                  <text:p text:style-name="P8">Lung cancer screening</text:p>
                </text:list-item>
              </text:list>
            </text:list-item>
          </text:list>
        </text:list-item>
      </text:list>
      <text:p text:style-name="P3"/>
      <text:p text:style-name="P3">Chronic medical issue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12T22:55:08.726064578</meta:creation-date>
    <meta:generator>LibreOffice/6.0.7.3$Linux_X86_64 LibreOffice_project/00m0$Build-3</meta:generator>
    <dc:date>2019-05-07T16:28:14.026628793</dc:date>
    <meta:editing-duration>PT18M43S</meta:editing-duration>
    <meta:editing-cycles>12</meta:editing-cycles>
    <meta:document-statistic meta:table-count="0" meta:image-count="0" meta:object-count="0" meta:page-count="1" meta:paragraph-count="26" meta:word-count="151" meta:character-count="979" meta:non-whitespace-character-count="871"/>
  </office:meta>
</office:document-meta>
</file>